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icrosoft YaHei UI" svg:font-family="'Microsoft YaHei UI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icrosoft YaHei UI"/>
    </style:style>
    <style:style style:name="P2" style:family="paragraph" style:parent-style-name="Standard">
      <style:text-properties style:font-name="Microsoft YaHei UI" officeooo:paragraph-rsid="0015b3ac"/>
    </style:style>
    <style:style style:name="P3" style:family="paragraph" style:parent-style-name="Standard">
      <style:text-properties style:font-name="Microsoft YaHei UI" officeooo:rsid="0015b3ac" officeooo:paragraph-rsid="0015b3ac"/>
    </style:style>
    <style:style style:name="P4" style:family="paragraph" style:parent-style-name="Standard">
      <style:text-properties style:font-name="Microsoft YaHei UI" officeooo:rsid="0015b3ac" officeooo:paragraph-rsid="0016a897"/>
    </style:style>
    <style:style style:name="P5" style:family="paragraph" style:parent-style-name="Standard">
      <style:text-properties fo:color="#5b277d" loext:opacity="100%" style:font-name="Microsoft YaHei UI" officeooo:rsid="00154bdc" officeooo:paragraph-rsid="00154bdc"/>
    </style:style>
    <style:style style:name="T1" style:family="text">
      <style:text-properties officeooo:rsid="00154bd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b3ac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5b3ac"/>
    </style:style>
    <style:style style:name="T6" style:family="text">
      <style:text-properties style:text-underline-style="solid" style:text-underline-width="auto" style:text-underline-color="font-color" officeooo:rsid="0016a897"/>
    </style:style>
    <style:style style:name="T7" style:family="text">
      <style:text-properties officeooo:rsid="0015b3ac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5b3ac"/>
    </style:style>
    <style:style style:name="T10" style:family="text">
      <style:text-properties style:text-underline-style="none" officeooo:rsid="0016a897"/>
    </style:style>
    <style:style style:name="T11" style:family="text">
      <style:text-properties officeooo:rsid="0016a897"/>
    </style:style>
    <style:style style:name="T12" style:family="text">
      <style:text-properties officeooo:rsid="00186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SO A TABLAS E/R:</text:p>
      <text:p text:style-name="P1"/>
      <text:p text:style-name="P1"/>
      <text:p text:style-name="P1"><text:span text:style-name="T2">USUARIO</text:span>( <text:span text:style-name="T4">email</text:span><text:span text:style-name="T9">, </text:span>nombre, avatar_url, <text:span text:style-name="T1">biografía</text:span>, direc<text:span text:style-name="T1">c</text:span>ión, fecha_alta, sitio_web, estado_online )</text:p>
      <text:p text:style-name="P1"/>
      <text:p text:style-name="P3"><text:span text:style-name="T2">CONTACTO</text:span>( <text:span text:style-name="T4">email_em</text:span><text:span text:style-name="T6">isor</text:span>, <text:span text:style-name="T6">email</text:span><text:span text:style-name="T4">_rec</text:span><text:span text:style-name="T6">eptor</text:span>)</text:p>
      <text:p text:style-name="P4"><text:tab/> FK1 <text:span text:style-name="T8">email_em</text:span><text:span text:style-name="T10">isor</text:span><text:span text:style-name="T8"> / USUARIO</text:span></text:p>
      <text:p text:style-name="P4"><text:tab/> FK<text:span text:style-name="T11">2 </text:span><text:span text:style-name="T8">email_</text:span><text:span text:style-name="T10">receptor</text:span><text:span text:style-name="T8"> / USUARIO</text:span></text:p>
      <text:p text:style-name="P1"/>
      <text:p text:style-name="P1"><text:span text:style-name="T2">CHAT</text:span>( <text:span text:style-name="T4">id_chat</text:span> )</text:p>
      <text:p text:style-name="P1"/>
      <text:p text:style-name="P1"><text:span text:style-name="T2">MENSAJE</text:span>( <text:span text:style-name="T4">id_mensaje,</text:span> <text:span text:style-name="T4">id_chat</text:span>, fecha, <text:span text:style-name="T12">mensaje</text:span>, estado_visto )</text:p>
      <text:p text:style-name="P1"><text:tab/>FK<text:span text:style-name="T11">3</text:span> id_chat / CHAT</text:p>
      <text:p text:style-name="P1"/>
      <text:p text:style-name="P2"><text:span text:style-name="T2">USUARIO_</text:span><text:span text:style-name="T3">CHAT</text:span>( <text:span text:style-name="T5">email</text:span> <text:span text:style-name="T4">id_chat </text:span>)</text:p>
      <text:p text:style-name="P1"><text:tab/>FK<text:span text:style-name="T11">4</text:span> <text:span text:style-name="T7">email</text:span> / USUARIO</text:p>
      <text:p text:style-name="P1"><text:tab/>FK<text:span text:style-name="T11">5</text:span> id_chat / CHA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icrosoft YaHei UI" svg:font-family="'Microsoft YaHei UI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09:49:42.554000000</dc:date>
    <meta:editing-duration>PT7M40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1" meta:word-count="51" meta:character-count="373" meta:non-whitespace-character-count="326"/>
  </office:meta>
</office:document-meta>
</file>